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Paper_20_Title" style:master-page-name="Standard"/>
    <style:style style:name="P2" style:family="paragraph" style:parent-style-name="Contents_20_1">
      <style:paragraph-properties>
        <style:tab-stops>
          <style:tab-stop style:position="5.8701in" style:type="right" style:leader-style="dotted" style:leader-text="."/>
        </style:tab-stops>
      </style:paragraph-properties>
    </style:style>
    <style:style style:name="P3" style:family="paragraph" style:parent-style-name="Contents_20_2">
      <style:paragraph-properties>
        <style:tab-stops>
          <style:tab-stop style:position="5.6736in" style:type="right" style:leader-style="dotted" style:leader-text="."/>
        </style:tab-stops>
      </style:paragraph-properties>
    </style:style>
    <style:style style:name="P4" style:family="paragraph" style:parent-style-name="Contents_20_3">
      <style:paragraph-properties>
        <style:tab-stops>
          <style:tab-stop style:position="5.4772in"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paragraph-properties style:writing-mode="lr-tb"/>
    </style:style>
    <style:style style:name="P10" style:family="paragraph" style:parent-style-name="Standard" style:master-page-name="">
      <style:paragraph-properties fo:keep-with-next="always"/>
    </style:style>
    <style:style style:name="P11" style:family="paragraph" style:parent-style-name="Standard" style:list-style-name="L5"/>
    <style:style style:name="P12" style:family="paragraph" style:parent-style-name="Standard">
      <style:paragraph-properties fo:margin-left="0.25in" fo:margin-right="0in" fo:text-indent="0in" style:auto-text-indent="false"/>
    </style:style>
    <style:style style:name="P13" style:family="paragraph" style:parent-style-name="Heading_20_2" style:master-page-name="">
      <style:paragraph-properties fo:break-before="auto" fo:break-after="auto"/>
    </style:style>
    <style:style style:name="P14" style:family="paragraph" style:parent-style-name="Standard" style:list-style-name="L6"/>
    <style:style style:name="T1" style:family="text">
      <style:text-properties fo:font-style="italic" style:font-style-asian="italic" style:font-style-complex="italic"/>
    </style:style>
    <style:style style:name="T2" style:family="text" style:parent-style-name="code">
      <style:text-properties fo:font-style="italic" style:font-style-asian="italic" style:font-style-complex="italic"/>
    </style:style>
    <style:style style:name="T3" style:family="text" style:parent-style-name="code">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weight="bold" style:font-weight-asian="bold" style:font-weight-complex="bold"/>
    </style:style>
    <style:style style:name="T6" style:family="text">
      <style:text-properties style:font-name="DejaVu Sans Condensed1"/>
    </style:style>
    <style:style style:name="T7" style:family="text">
      <style:text-properties style:font-name="DejaVu Sans Condensed" fo:font-size="8pt" style:font-size-asian="8pt" style:font-size-complex="8pt"/>
    </style:style>
    <style:style style:name="T8" style:family="text">
      <style:text-properties style:font-name="Arial"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style:font-name="Doulos SIL"/>
    </style:style>
    <style:style style:name="T13" style:family="text" style:parent-style-name="code">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flow-with-text="tru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Introduction<text:tab/>3</text:p>
          <text:p text:style-name="P3">Conformance<text:tab/>3</text:p>
          <text:p text:style-name="P3">Stability<text:tab/>4</text:p>
          <text:p text:style-name="P2">Types<text:tab/>5</text:p>
          <text:p text:style-name="P3">Datatypes<text:tab/>5</text:p>
          <text:p text:style-name="P4">int<text:tab/>5</text:p>
          <text:p text:style-name="P4">float<text:tab/>5</text:p>
          <text:p text:style-name="P4">string<text:tab/>5</text:p>
          <text:p text:style-name="P4">text<text:tab/>5</text:p>
          <text:p text:style-name="P4">datetime<text:tab/>5</text:p>
          <text:p text:style-name="P4">key<text:tab/>5</text:p>
          <text:p text:style-name="P4">lang<text:tab/>6</text:p>
          <text:p text:style-name="P4">refid<text:tab/>6</text:p>
          <text:p text:style-name="P4">URL<text:tab/>6</text:p>
          <text:p text:style-name="P3">Elements<text:tab/>6</text:p>
          <text:p text:style-name="P4">span<text:tab/>6</text:p>
          <text:p text:style-name="P4">multitext<text:tab/>7</text:p>
          <text:p text:style-name="P4">URLRef<text:tab/>7</text:p>
          <text:p text:style-name="P4">gloss<text:tab/>8</text:p>
          <text:p text:style-name="P4">field<text:tab/>8</text:p>
          <text:p text:style-name="P4">flag<text:tab/>8</text:p>
          <text:p text:style-name="P4">date-class<text:tab/>8</text:p>
          <text:p text:style-name="P4">extensible<text:tab/>9</text:p>
          <text:p text:style-name="P4">note<text:tab/>9</text:p>
          <text:p text:style-name="P4">phonetic<text:tab/>9</text:p>
          <text:p text:style-name="P4">etymology<text:tab/>9</text:p>
          <text:p text:style-name="P4">grammi<text:tab/>10</text:p>
          <text:p text:style-name="P4">reversal<text:tab/>10</text:p>
          <text:p text:style-name="P4">reversalRef<text:tab/>10</text:p>
          <text:p text:style-name="P4">example<text:tab/>11</text:p>
          <text:p text:style-name="P4">relation<text:tab/>11</text:p>
          <text:p text:style-name="P4">refentry<text:tab/>11</text:p>
          <text:p text:style-name="P4">variant<text:tab/>12</text:p>
          <text:p text:style-name="P4">Sense<text:tab/>12</text:p>
          <text:p text:style-name="P4">Entry<text:tab/>13</text:p>
          <text:p text:style-name="P4">field-defn<text:tab/>13</text:p>
          <text:p text:style-name="P4">field-defns<text:tab/>14</text:p>
          <text:p text:style-name="P4">range-element<text:tab/>14</text:p>
          <text:p text:style-name="P4">range-set<text:tab/>14</text:p>
          <text:p text:style-name="P4">ranges<text:tab/>14</text:p>
          <text:p text:style-name="P4">header<text:tab/>15</text:p>
          <text:p text:style-name="P4">lift<text:tab/>15</text:p>
          <text:p text:style-name="P2">UML Diagrams<text:tab/>16</text:p>
          <text:p text:style-name="P3">Base Elements<text:tab/>16</text:p>
          <text:p text:style-name="P3">Entry Elements<text:tab/>17</text:p>
          <text:p text:style-name="P3">Header Elements<text:tab/>17</text:p>
          <text:p text:style-name="P2">Range Sets<text:tab/>18</text:p>
          <text:p text:style-name="P3">date-type<text:tab/>18</text:p>
          <text:p text:style-name="P4">Elements<text:tab/>18</text:p>
          <text:p text:style-name="P3">dialect<text:tab/>18</text:p>
          <text:p text:style-name="P3">etymology<text:tab/>18</text:p>
          <text:p text:style-name="P4">Elements<text:tab/>18</text:p>
          <text:p text:style-name="P3">grammi<text:tab/>18</text:p>
          <text:p text:style-name="P3">lexical<text:tab/>18</text:p>
          <text:p text:style-name="P4">Elements<text:tab/>18</text:p>
          <text:p text:style-name="P3">note-type<text:tab/>19</text:p>
          <text:p text:style-name="P4">Elements<text:tab/>19</text:p>
          <text:p text:style-name="P3">paradigm<text:tab/>19</text:p>
          <text:p text:style-name="P4">Elements<text:tab/>19</text:p>
          <text:p text:style-name="P3">reversal-type<text:tab/>20</text:p>
          <text:p text:style-name="P3">semantic_domain<text:tab/>20</text:p>
          <text:p text:style-name="P3">status<text:tab/>20</text:p>
          <text:p text:style-name="P2">Examples<text:tab/>21</text:p>
          <text:p text:style-name="P3">Simple Records<text:tab/>21</text:p>
          <text:p text:style-name="P3">Subentries<text:tab/>22</text:p>
          <text:p text:style-name="P3">Reverse Index<text:tab/>23</text:p>
          <text:p text:style-name="P3">Lexical Relations<text:tab/>24</text:p>
          <text:p text:style-name="P3">Hierarchies<text:tab/>25</text:p>
          <text:p text:style-name="P3">Multiple Scripts<text:tab/>26</text:p>
          <text:p text:style-name="P3">Change History<text:tab/>26</text:p>
          <text:p text:style-name="P2">Implementation<text:tab/>28</text:p>
          <text:p text:style-name="P3">Lift Conformance<text:tab/>28</text:p>
          <text:p text:style-name="P3">Single Pass Generation<text:tab/>28</text:p>
          <text:p text:style-name="P4">Refid generation<text:tab/>28</text:p>
          <text:p text:style-name="P4">Generating LIFT<text:tab/>28</text:p>
          <text:p text:style-name="P4">Subentries<text:tab/>28</text:p>
          <text:p text:style-name="P3">Multiple Passes<text:tab/>29</text:p>
          <text:p text:style-name="P3">Roundtrip Requirements<text:tab/>29</text:p>
          <text:p text:style-name="P3">Merging XML<text:tab/>29</text:p>
          <text:p text:style-name="P2">Change History<text:tab/>30</text:p>
          <text:p text:style-name="P3">Initial Development<text:tab/>30</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5">Provides a way of encoding all MDF concepts and is a complete language.</text:p>
        </text:list-item>
        <text:list-item>
          <text:p text:style-name="P5">Handles text represented in multiple scripts (for example a language that has multiple orthographies)</text:p>
        </text:list-item>
        <text:list-item>
          <text:p text:style-name="P5">Can store any number of analysis languages.</text:p>
        </text:list-item>
        <text:list-item>
          <text:p text:style-name="P5">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6">there are no two ids of the same type of object that are identical, including treating senses and subsenses as entries.</text:p>
        </text:list-item>
      </text:list>
      <text:list text:style-name="L3">
        <text:list-item>
          <text:p text:style-name="P7">there are corresponding ids for all refids</text:p>
        </text:list-item>
      </text:list>
      <text:list text:style-name="L4">
        <text:list-item>
          <text:p text:style-name="P8">there is a definition for all field tags used</text:p>
        </text:list-item>
        <text:list-item>
          <text:p text:style-name="P8">that in a context where only one language data is expected no data from another language is also provided.</text:p>
        </text:list-item>
        <text:list-item>
          <text:p text:style-name="P8">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text</text:h>
      <text:p text:style-name="Standard">The basis of all text in the interchange format is a Unicode string. In implementation terms a <text:span text:style-name="code">text</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1">yyyy</text:span><text:span text:style-name="code">-</text:span><text:span text:style-name="T2">MM</text:span><text:span text:style-name="code">-</text:span><text:span text:style-name="T1">dd</text:span><text:span text:style-name="code">T</text:span><text:span text:style-name="T1">hh</text:span><text:span text:style-name="code">:</text:span><text:span text:style-name="T1">mm</text:span><text:span text:style-name="code">:</text:span><text:span text:style-name="T1">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1">yyyy</text:span><text:tab/>represents a 4 digit year relative to AD 0 (yes it can be negative)</text:p>
      <text:p text:style-name="AttribDesc"><text:span text:style-name="code">-</text:span><text:tab/>separator</text:p>
      <text:p text:style-name="AttribDesc"><text:span text:style-name="T1">MM</text:span><text:tab/>represents the month as 2 digits from 01 to 12.</text:p>
      <text:p text:style-name="AttribDesc"><text:span text:style-name="code">-</text:span><text:tab/>separator</text:p>
      <text:p text:style-name="AttribDesc"><text:span text:style-name="T1">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1">hh</text:span><text:tab/>represents the hour as 2 digits from 00 to 23. The hour can be 24 if the rest of the time is 0.</text:p>
      <text:p text:style-name="AttribDesc"><text:span text:style-name="code">:</text:span><text:tab/>separator</text:p>
      <text:p text:style-name="AttribDesc"><text:span text:style-name="T1">mm</text:span><text:tab/>represents the minutes of the hour as two digits from 00 to 59</text:p>
      <text:p text:style-name="AttribDesc"><text:span text:style-name="code">:</text:span><text:tab/>separator</text:p>
      <text:p text:style-name="AttribDesc"><text:span text:style-name="T1">ss</text:span><text:tab/>represents the seconds as 2 digits from 00 to 59</text:p>
      <text:p text:style-name="AttribDesc"><text:span text:style-name="T1">zzzz</text:span><text:tab/>represents optional timezone information in the form:<text:line-break/><text:span text:style-name="code">+</text:span>|<text:span text:style-name="code">-</text:span><text:span text:style-name="T1">hh</text:span><text:span text:style-name="code">:</text:span><text:span text:style-name="T1">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Attributes</text:h>
      <text:p text:style-name="AttribDesc"><text:span text:style-name="T3">lang</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T3">href</text:span><text:tab/>[Optional, <text:span text:style-name="code">URL</text:span>] The text included in the span is to made into a hotlink to the given URL, if the application can do that.</text:p>
      <text:p text:style-name="AttribDesc"><text:span text:style-name="T3">class</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T3">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contains mixed content consisting only of text and optionally <text:span text:style-name="code">span</text:span>s. It is not the same as a <text:span text:style-name="code">span</text:span> in that it does not hold <text:span text:style-name="code">URL</text:span>s or <text:span text:style-name="code">class</text:span> information, or anything else that a <text:span text:style-name="code">span</text:span> can hold. But whereas the <text:span text:style-name="code">lang</text:span> attribute is optional in a <text:span text:style-name="code">span</text:span> it is required in a <text:span text:style-name="code">form</text:span>.</text:p>
      <text:h text:style-name="Heading_20_4" text:outline-level="4">Attributes</text:h>
      <text:p text:style-name="AttribDesc"><text:span text:style-name="T3">lang</text:span><text:tab/>[Required, <text:span text:style-name="code">lang</text:span>] gives the language tag for the text.</text:p>
      <text:p text:style-name="AttribDesc"><text:span text:style-name="T3">traits</text:span><text:tab/>[Optional, <text:span text:style-name="code">string</text:span>] This attribute provides a mechanism by which <text:span text:style-name="code">trait</text:span>s may be associated with a particular <text:span text:style-name="code">form</text:span> without having to break into the mixed content of the element. The attribute consists of a string of space separated <text:span text:style-name="code">id</text:span>s of <text:span text:style-name="code">trait</text:span>s contained in the parent element as siblings of this <text:span text:style-name="code">form</text:span> element. Any such referenced <text:span text:style-name="code">trait</text:span>s are considered to be children of this <text:span text:style-name="code">form</text:span> element and associated with it.</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T3">text</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T3">form</text:span><text:tab/>[Optional, multiple, <text:span text:style-name="code">form</text:span>] Each representation of the information is held in a <text:span text:style-name="code">form</text:span> element.</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T3">href</text:span> <text:tab/>[Required, <text:span text:style-name="code">URL</text:span>] is the URL of the resource</text:p>
      <text:h text:style-name="Heading_20_4" text:outline-level="4">Content</text:h>
      <text:p text:style-name="AttribDesc"><text:span text:style-name="T3">label</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T3">multitext</text:span><text:tab/>Stores the language and multiscript form of the information.</text:p>
      <text:h text:style-name="Heading_20_4" text:outline-level="4">Attributes</text:h>
      <text:p text:style-name="AttribDesc"><text:span text:style-name="T3">tag</text:span><text:tab/>[Required, <text:span text:style-name="code">key</text:span>] The identifying key that gives the field name of the field. Applications may share data by agreeing on the <text:span text:style-name="code">tag</text:span> to use.</text:p>
      <text:p text:style-name="AttribDesc"><text:span text:style-name="T3">dateCreated</text:span><text:tab/>[Optional, <text:span text:style-name="code">datetime</text:span>] Gives the creation date of the field.</text:p>
      <text:p text:style-name="AttribDesc"><text:span text:style-name="T3">dateModified</text:span><text:tab/>[Optional, <text:span text:style-name="code">datetime</text:span>] Gives the modification time of the field.</text:p>
      <text:h text:style-name="Heading_20_4" text:outline-level="4">Content</text:h>
      <text:p text:style-name="AttribDesc"><text:span text:style-name="T3">trait</text:span><text:tab/>[Optional, Multiple, <text:span text:style-name="code">flag</text:span>] Gives additional information about the field.</text:p>
      <text:p text:style-name="AttribDesc"><text:span text:style-name="T3">form</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9">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T3">name</text:span><text:tab/>[Required, <text:span text:style-name="code">key</text:span>]. This is the identifier of a particular <text:span text:style-name="code">range</text:span>.</text:p>
      <text:p text:style-name="AttribDesc"><text:span text:style-name="T3">value</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T3">id</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T3">annotation<text:tab/></text:span>[Optional, Multiple, <text:span text:style-name="code">annotation</text:span>] Gives a complete history of the <text:span text:style-name="code">trait</text:span> including the current value held in the <text:span text:style-name="code">trait</text:span> itself.</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T3">multitext</text:span><text:tab/>Gives a comment on the annotation.</text:p>
      <text:h text:style-name="Heading_20_4" text:outline-level="4">Attributes</text:h>
      <text:p text:style-name="AttribDesc"><text:span text:style-name="T3">value</text:span><text:tab/>[Optional, <text:span text:style-name="code">string</text:span>] Contains the value of the <text:span text:style-name="code">trsit</text:span> as a result of this <text:span text:style-name="code">annotation</text:span> event. The <text:span text:style-name="code">name</text:span> is inherited from the parent <text:span text:style-name="code">trait</text:span>.</text:p>
      <text:p text:style-name="AttribDesc"><text:span text:style-name="T3">who</text:span><text:tab/>[Optional, <text:span text:style-name="code">key</text:span>] Specifies are particular element from the <text:span text:style-name="code">users</text:span> range.</text:p>
      <text:p text:style-name="AttribDesc"><text:span text:style-name="T3">when<text:tab/></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T3">dateCreated</text:span><text:tab/>[Optional, <text:span text:style-name="code">datetime</text:span>] Contains a date/timestamp saying when the element was added to the dictionary. Note that this attribute is not required.</text:p>
      <text:p text:style-name="AttribDesc"><text:span text:style-name="T3">dateModified</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T3">field</text:span><text:tab/>[Optional, Multiple, <text:span text:style-name="code">field</text:span>] Holds extra textual information.</text:p>
      <text:p text:style-name="AttribDesc"><text:span text:style-name="T3">trait</text:span><text:tab/>[Optional, Multiple, <text:span text:style-name="code">flag</text:span>] Adds type, filter, trait information.</text:p>
      <text:p text:style-name="AttribDesc"><text:span text:style-name="T3">annotate</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T3">multitext</text:span><text:tab/>Stores the note content, giving its language.</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Optional, <text:span text:style-name="code">key</text:span>] Gives the type of note by reference to a range-element in the <text:span text:style-name="code">note-type</text:span> range.</text:p>
      <text:h text:style-name="Heading_20_3" text:outline-level="3">phonetic</text:h>
      <text:p text:style-name="Standard">This represents a single phonetic representation.</text:p>
      <text:h text:style-name="Heading_20_4" text:outline-level="4">Inheritance</text:h>
      <text:p text:style-name="AttribDesc"><text:span text:style-name="T3">multitext</text:span><text:tab/>Allows for storage of different representation forms of the text.</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T3">media</text:span><text:tab/>[Optional, Multiple, <text:span text:style-name="code">URLRef</text:span>] Stores an audio representation of the text.</text:p>
      <text:p text:style-name="AttribDesc"><text:span text:style-name="T3">form</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T3">multitext</text:span><text:tab/>Used to store the form of the word referenced</text:p>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type</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T3">source</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T3">gloss</text:span><text:tab/>[Optional, <text:span text:style-name="code">multitext</text:span>] Gives a multilingual gloss of the word that the etymological relationship is with.</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T3">value</text:span><text:tab/>[Required, <text:span text:style-name="code">key</text:span>] The part of speech tag into the <text:span text:style-name="code">grammi</text:span> range. Notice that generally, the <text:span text:style-name="code">value</text:span> attribute <text:span text:style-name="T1">is</text:span> the grammatical information identifier and that an actual <text:span text:style-name="code">range-element</text:span> is only needed if translations of the part of speech is required, or that range set checking is required.</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T3">multitext</text:span><text:tab/>Stores the reversal entry with its language.</text:p>
      <text:h text:style-name="Heading_20_4" text:outline-level="4">Attributes</text:h>
      <text:p text:style-name="AttribDesc"><text:span text:style-name="T3">type</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text:p>
      <text:h text:style-name="Heading_20_4" text:outline-level="4">Content</text:h>
      <text:p text:style-name="AttribDesc"><text:span text:style-name="T3">main</text:span><text:tab/>[Optional, <text:span text:style-name="code">reversal</text:span>] Reversals may form an entry sub-entry type hierarchy. This gives the parent <text:span text:style-name="code">reversal</text:span> in any such hierarchy if one is so desired. The full tree is given here.</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T3">type</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Stores the content of the example in the main language of the dictionary.</text:p>
      <text:h text:style-name="Heading_20_4" text:outline-level="4">Attributes</text:h>
      <text:p text:style-name="AttribDesc"><text:span text:style-name="T3">source</text:span><text:tab/>[Optional, <text:span text:style-name="code">string</text:span>] String reference by which another application may refer to this example or is a reference into another database of texts, for example.</text:p>
      <text:h text:style-name="Heading_20_4" text:outline-level="4">Content</text:h>
      <text:p text:style-name="AttribDesc"><text:span text:style-name="T3">translation</text:span><text:tab/>[Optional, Multiple, <text:span text:style-name="code">translation</text:span>] Gives translations of the example into different language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relation</text:span><text:tab/>[Required, <text:span text:style-name="code">key</text:span>] Is the <text:span text:style-name="code">range-element</text:span> in the <text:span text:style-name="code">lexical</text:span> range of the particular lexical relation.</text:p>
      <text:p text:style-name="AttribDesc"><text:span text:style-name="T3">sense</text:span><text:tab/>[Required, <text:span text:style-name="code">refid</text:span>] This is the other end of the relation either a <text:span text:style-name="code">Sense</text:span> or an <text:span text:style-name="code">Entry</text:span>.</text:p>
      <text:p text:style-name="AttribDesc"><text:span text:style-name="T3">order</text:span><text:tab/>[Optional, <text:span text:style-name="code">int</text:span>] Gives the relative ordering of relations of a given type when a multiple relation is being described. For example a <text:span text:style-name="T1">component</text:span> relation maps to a sequence of <text:span text:style-name="code">Entry</text:span>s or <text:span text:style-name="code">Sense</text:span>s.</text:p>
      <text:p text:style-name="AttribDesc"><text:span text:style-name="T3">usage</text:span><text:tab/>[Optional, <text:span text:style-name="code">multitext</text:span>] Gives information on usage in a particular language. </text:p>
      <text:h text:style-name="Heading_20_3" text:outline-level="3">refentry</text:h>
      <text:p text:style-name="Standard">Used for referencing either an entry or a sense. I.e. whether this references an entity or a sense is based on the value of the refentry and what it resolves to. This type is merely an attribute.</text:p>
      <text:h text:style-name="Heading_20_4" text:outline-level="4">Attributes</text:h>
      <text:p text:style-name="AttribDesc"><text:span text:style-name="T3">ref</text:span><text:tab/>[Required, <text:span text:style-name="code">refid</text:span>] Identifier of <text:span text:style-name="code">Entry</text:span> or <text:span text:style-name="code">Sense</text:span> referenced.</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p text:style-name="AttribDesc"><text:span text:style-name="T3">multitext</text:span><text:tab/>Gives the variation to the main lexical form.</text:p>
      <text:h text:style-name="Heading_20_4" text:outline-level="4">Content</text:h>
      <text:p text:style-name="AttribDesc"><text:span text:style-name="T3">pronounciatio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T3">relatio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T3">trait</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T3">order</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T3">grammatical-info</text:span><text:tab/>[Optional, <text:span text:style-name="code">grammi</text:span>] Grammatical information.</text:p>
      <text:p text:style-name="AttribDesc"><text:span text:style-name="T3">gloss</text:span><text:tab/>[Optional, Multiple, <text:span text:style-name="code">multitext</text:span>] Each <text:span text:style-name="code">gloss</text:span> element is considered as a single independent semantic unit. Thus where multiple forms of the same semantic unit gloss are required, for example for different scripts of the same language, then a single <text:span text:style-name="code">gloss</text:span> element should be used and different <text:span text:style-name="code">form</text:span>s within that.</text:p>
      <text:p text:style-name="AttribDesc"><text:span text:style-name="T3">definition</text:span><text:tab/>[Optional, Multiple, <text:span text:style-name="code">gloss</text:span>] Each <text:span text:style-name="code">def</text:span> is a full definition in a particular language as per glosses.</text:p>
      <text:p text:style-name="AttribDesc"><text:span text:style-name="T3">relation</text:span><text:tab/>[Optional, Multiple, <text:span text:style-name="code">relation</text:span>] While a lexical relation isn't strictly owned by a sense it is a good place to hold it.</text:p>
      <text:p text:style-name="AttribDesc"><text:span text:style-name="T3">etymology</text:span><text:tab/>[Optional, Multiple, <text:span text:style-name="code">etymology</text:span>] Differs from a lexical relation in that it has no referant in the lexicon. The other word is outside the language.</text:p>
      <text:p text:style-name="AttribDesc"><text:span text:style-name="T3">note</text:span><text:tab/>[Optional, Multiple, <text:span text:style-name="code">note</text:span>] There are lots of different types of notes.</text:p>
      <text:p text:style-name="AttribDesc"><text:span text:style-name="T3">example</text:span><text:tab/>[Optional, Multiple, <text:span text:style-name="code">example</text:span>] Examples may be used for different target audiences.</text:p>
      <text:p text:style-name="AttribDesc"><text:span text:style-name="T3">reversal</text:span><text:tab/>[Optional, Multiple, <text:span text:style-name="code">reversal</text:span>] There may be different reversal indexes.</text:p>
      <text:p text:style-name="AttribDesc"><text:span text:style-name="T3">picture</text:span><text:tab/>[Optional, Multiple, <text:s/><text:span text:style-name="code">URLref</text:span>] The picture doesn't have to be static.</text:p>
      <text:p text:style-name="AttribDesc"><text:span text:style-name="T3">subsense</text:span><text:tab/>[Optional, Multiple, <text:span text:style-name="code">Sense</text:span>] Sense can form a hierarchy.</text:p>
      <text:p text:style-name="AttribDesc"><text:span text:style-name="T3">subentry</text:span><text:tab/>[Optional, Multiple, <text:span text:style-name="code">refentry</text:span>] Subentries are listed by reference only where they occur within their parent. Subentries are ordered in document order.</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T3">extensible</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T3">id</text:span><text:tab/>[Required,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T3">order</text:span><text:tab/>[Optional, <text:span text:style-name="code">int</text:span>] This is the homograph number. If there are homographs and the <text:span text:style-name="code">order</text:span> attribute is missing. document order will be used.</text:p>
      <text:p text:style-name="AttribDesc"><text:span text:style-name="T3">dateDeleted</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T3">lexical-unit</text:span><text:tab/>[Optional, <text:span text:style-name="code">multitext</text:span>] The lexical form is the primary lexical form as is found as the primary lexical form in the source data models for this standard.</text:p>
      <text:p text:style-name="AttribDesc"><text:span text:style-name="T3">citation</text:span><text:tab/>[Optional, <text:span text:style-name="code">multitext</text:span>] This is the form that is to be printed in the dictionary.</text:p>
      <text:p text:style-name="AttribDesc"><text:span text:style-name="T3">subentry</text:span><text:tab/>[Optional, <text:span text:style-name="code">refid</text:span>] Subentry references may be stored in the main <text:span text:style-name="code">Entry</text:span> rather than in a particular <text:span text:style-name="code">Sense</text:span>. This gives a mechanism for subentry hierarchies.</text:p>
      <text:p text:style-name="AttribDesc"><text:span text:style-name="T3">pronounciation</text:span><text:tab/>[Optional, Multiple, <text:span text:style-name="code">phonetic</text:span>] There can be multiple phonetic forms of an entry. Their presence implies free variation.</text:p>
      <text:p text:style-name="AttribDesc"><text:span text:style-name="T3">variant</text:span><text:tab/>[Optional, Multiple, <text:span text:style-name="code">variant</text:span>] Any constrained variants or free orthographic variants.</text:p>
      <text:p text:style-name="AttribDesc"><text:span text:style-name="T3">sense</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T3">note</text:span><text:tab/>[Optional, Multiple, <text:span text:style-name="code">note</text:span>] The more notes you keep the better.</text:p>
      <text:p text:style-name="AttribDesc"><text:span text:style-name="T3">relatio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Attributes</text:h>
      <text:p text:style-name="AttribDesc"><text:span text:style-name="T3">tag</text:span><text:tab/>[Required, <text:span text:style-name="code">key</text:span>] This key corresponds to the <text:span text:style-name="code">tag</text:span> attribute found in all <text:span text:style-name="code">field</text:span>s for which this is the definition.</text:p>
      <text:h text:style-name="Heading_20_4" text:outline-level="4">Content</text:h>
      <text:p text:style-name="AttribDesc"><text:span text:style-name="T3">description</text:span><text:tab/>[Optional, Multiple, <text:span text:style-name="code">multitext</text:span>] Holds a multilingual description of this particular field.</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T3">field</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T3">id</text:span><text:tab/>[Required, <text:span text:style-name="code">key</text:span>] The type of the <text:span text:style-name="code">range</text:span> that is referenced.</text:p>
      <text:p text:style-name="AttribDesc"><text:span text:style-name="T3">url</text:span><text:tab/>[Required, <text:span text:style-name="code">URL</text:span>] The URL of the file containing the definition of the referenced <text:span text:style-name="code">range</text:span>.</text:p>
      <text:p text:style-name="AttribDesc"><text:span text:style-name="T3">guid</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T3">range</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T3">description<text:tab/></text:span>[Optional, <text:span text:style-name="code">multitext</text:span>] Contains a multilingual description of the lexicon for information purposes only.</text:p>
      <text:p text:style-name="AttribDesc"><text:span text:style-name="T3">ranges</text:span><text:tab/>[Optional, <text:span text:style-name="code">ranges</text:span>] <text:s/>Contains all the <text:span text:style-name="code">range-ref</text:span> information.</text:p>
      <text:p text:style-name="AttribDesc"><text:span text:style-name="T3">fields</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T3">versio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h text:style-name="Heading_20_4" text:outline-level="4">Content</text:h>
      <text:p text:style-name="AttribDesc"><text:span text:style-name="T3">header</text:span><text:tab/>[Optional, <text:span text:style-name="code">header</text:span>] Contains the header information for the database</text:p>
      <text:p text:style-name="AttribDesc"><text:span text:style-name="T3">entry</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Heading_20_2">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Entry Elements</text:p>
      <text:p text:style-name="P10"><draw:frame draw:style-name="fr2" draw:name="graphics3" text:anchor-type="paragraph" svg:x="0in" svg:y="0.1in" svg:width="5.8701in" style:rel-width="100%" svg:height="4.4429in" style:rel-height="45%" draw:z-index="2"><draw:image xlink:href="../entry%20class.png" xlink:type="simple" xlink:show="embed" xlink:actuate="onLoad"/></draw:frame></text:p>
      <text:p text:style-name="Heading_20_2">Header Elements</text:p>
      <text:p text:style-name="Standard"><draw:frame draw:style-name="fr3" draw:name="graphics2" text:anchor-type="paragraph" svg:x="0.25in" svg:y="0.05in" svg:width="3.9335in" style:rel-width="6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T3">id</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T3">parent</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T3">guid</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T3">description</text:span><text:tab/>[Optional, Multiple, <text:span text:style-name="code">multitext</text:span>] Holds the description of the element.</text:p>
      <text:p text:style-name="AttribDesc"><text:span text:style-name="T3">label</text:span><text:tab/>[Optional, Multiple, <text:span text:style-name="code">multitext</text:span>] Holds a caption for the element, typically used in user interfaces when a choice of range values is presented.</text:p>
      <text:p text:style-name="AttribDesc"><text:span text:style-name="T3">abbrev</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T3">id</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T3">guid</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T3">description</text:span><text:tab/>[Optional, <text:span text:style-name="code">multitext</text:span>] Used to give a multilingual description of the <text:span text:style-name="code">range</text:span>.</text:p>
      <text:p text:style-name="AttribDesc"><text:span text:style-name="T3">range</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T3">label</text:span><text:tab/>[Optional, Multiple, <text:span text:style-name="code">multitext</text:span>] Gives a multilingual label to this <text:span text:style-name="code">range-set</text:span> for GUI purposes.</text:p>
      <text:p text:style-name="AttribDesc"><text:span text:style-name="T3">abbrev</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T3">range</text:span><text:tab/>[Required, Multiple, <text:span text:style-name="code">range</text:span>] A <text:span text:style-name="code">range</text:span> definition.</text:p>
      <text:p text:style-name="Heading_20_2">UML Diagram</text:p>
      <text:p text:style-name="Standard"><draw:frame draw:style-name="fr1" draw:name="graphics4" text:anchor-type="paragraph" svg:width="4.6457in" svg:height="3.5209in" draw:z-index="3"><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T3">borrowed</text:span><text:tab/>The word is borrowed from another language</text:p>
      <text:p text:style-name="AttribDesc"><text:span text:style-name="T3">proto</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T3">ref</text:span><text:tab/>General cross reference.</text:p>
      <text:p text:style-name="AttribDesc"><text:span text:style-name="T3">main</text:span><text:tab/>Reference to a main entry from a minor entry.</text:p>
      <text:p text:style-name="AttribDesc"><text:span text:style-name="T3">isa</text:span><text:tab/>The gen-spec relation where the special relates to the general.</text:p>
      <text:p text:style-name="AttribDesc"><text:span text:style-name="T3">kindof</text:span> <text:tab/>The kind-of relation in which the <text:span text:style-name="code">Sense</text:span> is a kind of another sense.</text:p>
      <text:p text:style-name="AttribDesc"><text:span text:style-name="T3">actor</text:span><text:tab/>The actor of this verb</text:p>
      <text:p text:style-name="AttribDesc"><text:span text:style-name="T3">undergoer</text:span><text:tab/>The undergoer of this verb</text:p>
      <text:p text:style-name="AttribDesc"><text:span text:style-name="T3">component</text:span><text:tab/>This word is grammatically built from these components.</text:p>
      <text:p text:style-name="Heading_20_2">note-type</text:p>
      <text:p text:style-name="Standard">This lists all the different note types that are in the various standards</text:p>
      <text:h text:style-name="Heading_20_3" text:outline-level="3">Elements</text:h>
      <text:p text:style-name="AttribDesc"><text:span text:style-name="T3">anthropology</text:span><text:tab/>Gives anthropological information.</text:p>
      <text:p text:style-name="AttribDesc"><text:span text:style-name="T3">biblography</text:span><text:tab/>Biblographic information.</text:p>
      <text:p text:style-name="AttribDesc"><text:span text:style-name="T3">comment</text:span><text:tab/>This note is an arbitrary comment not for publication</text:p>
      <text:p text:style-name="AttribDesc"><text:span text:style-name="T3">discourse</text:span><text:tab/>Gives discourse information about a sense.</text:p>
      <text:p text:style-name="AttribDesc"><text:span text:style-name="T3">encyclopedic</text:span><text:tab/><text:tab/>This note gives encyclopedic information.</text:p>
      <text:p text:style-name="AttribDesc"><text:span text:style-name="T3">general</text:span><text:tab/>General notes that do not fall in another clear category</text:p>
      <text:p text:style-name="AttribDesc"><text:span text:style-name="T3">grammar</text:span><text:tab/>Gives grammatical information about a word.</text:p>
      <text:p text:style-name="AttribDesc"><text:span text:style-name="T3">phonology</text:span><text:tab/>Gives phonological information about a word.</text:p>
      <text:p text:style-name="AttribDesc"><text:span text:style-name="T3">questions</text:span><text:tab/>Contains questions yet to be answered</text:p>
      <text:p text:style-name="AttribDesc"><text:span text:style-name="T3">restrictions</text:span><text:tab/>Gives information on the restriction of usage of a word.</text:p>
      <text:p text:style-name="AttribDesc"><text:span text:style-name="T3">scientific_name</text:span><text:tab/>Gives the scientific name of a sense</text:p>
      <text:p text:style-name="AttribDesc"><text:span text:style-name="T3">sociolinguistics</text:span><text:tab/>Gives sociolinguistic information about a sense.</text:p>
      <text:p text:style-name="AttribDesc"><text:span text:style-name="T3">source</text:span><text:tab/>Contains information on sources</text:p>
      <text:p text:style-name="AttribDesc"><text:span text:style-name="T3">usage</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T3">1d</text:span><text:tab/>1<text:span text:style-name="T4">st</text:span> dual</text:p>
      <text:p text:style-name="AttribDesc"><text:span text:style-name="T3">1e</text:span><text:tab/>1<text:span text:style-name="T4">st</text:span> exclusive</text:p>
      <text:p text:style-name="AttribDesc"><text:span text:style-name="T3">1i</text:span><text:tab/>1<text:span text:style-name="T4">st</text:span> inclusive</text:p>
      <text:p text:style-name="AttribDesc"><text:span text:style-name="T3">1p</text:span><text:tab/>1<text:span text:style-name="T4">st</text:span> person plural</text:p>
      <text:p text:style-name="AttribDesc"><text:span text:style-name="T3">1s</text:span><text:tab/>1<text:span text:style-name="T4">st</text:span> person singular</text:p>
      <text:p text:style-name="AttribDesc"><text:span text:style-name="T3">2d</text:span><text:tab/>2<text:span text:style-name="T4">nd</text:span> dual</text:p>
      <text:p text:style-name="AttribDesc"><text:span text:style-name="T3">2p</text:span><text:tab/>2<text:span text:style-name="T4">nd</text:span> plural</text:p>
      <text:p text:style-name="AttribDesc"><text:span text:style-name="T3">2s</text:span><text:tab/>2<text:span text:style-name="T4">nd</text:span> singular</text:p>
      <text:p text:style-name="AttribDesc"><text:span text:style-name="T3">3d</text:span><text:tab/>3<text:span text:style-name="T4">rd</text:span> dual</text:p>
      <text:p text:style-name="AttribDesc"><text:span text:style-name="T3">3p</text:span><text:tab/>3<text:span text:style-name="T4">rd</text:span> plural</text:p>
      <text:p text:style-name="AttribDesc"><text:span text:style-name="T3">3s</text:span><text:tab/>3<text:span text:style-name="T4">rd</text:span> singular</text:p>
      <text:p text:style-name="AttribDesc"><text:span text:style-name="T3">non-dual</text:span><text:tab/>non-human or inanimate dual</text:p>
      <text:p text:style-name="AttribDesc"><text:span text:style-name="T3">non-plural</text:span><text:tab/>non-human or inanimate plural</text:p>
      <text:p text:style-name="AttribDesc"><text:span text:style-name="T3">non-sing</text:span><text:tab/>non-human or inanimate singulare</text:p>
      <text:p text:style-name="AttribDesc"><text:span text:style-name="T3">plural</text:span><text:tab/>plural form</text:p>
      <text:p text:style-name="AttribDesc"><text:span text:style-name="T3">redup</text:span><text:tab/>reduplication form</text:p>
      <text:p text:style-name="AttribDesc"><text:span text:style-name="T3">sing</text:span><text:tab/>singular</text:p>
      <text:p text:style-name="Heading_20_2">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5">srapa</text:span> <text:span text:style-name="T1">vt.</text:span> slap with open hand</text:p>
            </table:table-cell>
            <table:table-cell table:style-name="Table1.B1" office:value-type="string">
              <text:p text:style-name="Preformatted_20_Text">&lt;?xml version="1.0"?&gt;</text:p>
              <text:p text:style-name="Preformatted_20_Text">&lt;lift lang="zxx-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zxx-Latn”&gt;srapa&lt;/form&gt;</text:p>
              <text:p text:style-name="Preformatted_20_Text"><text:s text:c="4"/>&lt;/lexical-unit&gt;</text:p>
              <text:p text:style-name="Preformatted_20_Text"><text:s text:c="4"/>&lt;sense id="srapa_"&gt;<text:tab/><text:tab/><text:span text:style-name="T6">&lt;!--</text:span><text:span text:style-name="T7">id can't be the same as entry id--&gt;</text:span></text:p>
              <text:p text:style-name="Preformatted_20_Text"><text:s text:c="6"/>&lt;grammatical-info type="vt"/&gt;</text:p>
              <text:p text:style-name="Preformatted_20_Text"><text:s text:c="6"/>&lt;gloss&gt;</text:p>
              <text:p text:style-name="Preformatted_20_Text"><text:s text:c="8"/>&lt;form lang="en"&gt;slap&lt;/form&gt;</text:p>
              <text:p text:style-name="Preformatted_20_Text"><text:s text:c="6"/>&lt;/gloss&gt;</text:p>
              <text:p text:style-name="Preformatted_20_Text"><text:s text:c="6"/>&lt;definition&gt; <text:s text:c="4"/><text:tab/><text:span text:style-name="T6">&lt;!--</text:span><text:span text:style-name="comment">or here--&gt;</text:span></text:p>
              <text:p text:style-name="Preformatted_20_Text"><text:s text:c="8"/>&lt;form lang="en"&gt;slap with open hand&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5">abat</text:span> <text:span text:style-name="T1">n.</text:span> grove; <text:span text:style-name="T1">dusun.</text:span> <text:span text:style-name="T8">Kbwai abatke ti ksweruk nurare.</text:span> I went to the coconut groves to clear the grass. <text:span text:style-name="T1">Saya pergi menyiangi dusun kelapa.</text:span> <text:span text:style-name="T8">Kbwa ti ktwan nurke o abatke.</text:span> I'm going to plant coconut trees in the grove. <text:span text:style-name="T1">Saya pergi tanam kelapa di dusun.</text:span> This is <text:span text:style-name="T9">not</text:span><text:span text:style-name="T10"> limited to coconut groves but is used for mangoes, etc. </text:span><text:span text:style-name="T11">Sg:</text:span><text:span text:style-name="T8">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zxx-Latn”&gt;aba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zxx-Latn”&gt;abatke&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gt;&lt;form lang="en"&gt;grove&lt;/form&gt;&lt;/glass&gt;</text:p>
              <text:p text:style-name="Preformatted_20_Text"><text:s text:c="4"/>&lt;gloss&gt;&lt;form lang="id"&gt;dusun&lt;/form&gt;&lt;/gloss&gt;</text:p>
              <text:p text:style-name="Preformatted_20_Text"><text:s text:c="4"/>&lt;example source="d2.077.03"&gt;</text:p>
              <text:p text:style-name="Preformatted_20_Text"><text:s text:c="6"/>&lt;form lang=”zxx-Latn”&gt;Kbwai abatke to ksweruk nurare.&lt;/form&gt;</text:p>
              <text:p text:style-name="Preformatted_20_Text"><text:s text:c="6"/>&lt;translation&gt;&lt;form lang="en"&gt;</text:p>
              <text:p text:style-name="Preformatted_20_Text"><text:s text:c="8"/>I went to the coconut groves to clear the grass.</text:p>
              <text:p text:style-name="Preformatted_20_Text"><text:s text:c="6"/>&lt;/form&gt;&lt;/translation&gt;</text:p>
              <text:p text:style-name="Preformatted_20_Text"><text:s text:c="6"/>&lt;translation&gt;&lt;form lang="id"&gt;</text:p>
              <text:p text:style-name="Preformatted_20_Text"><text:s text:c="8"/>Saya pergi menyiangi dusun kelapa.</text:p>
              <text:p text:style-name="Preformatted_20_Text"><text:s text:c="6"/>&lt;/form&gt;&lt;/translation&gt;</text:p>
              <text:p text:style-name="Preformatted_20_Text"><text:s text:c="4"/>&lt;/example&gt;</text:p>
              <text:p text:style-name="Preformatted_20_Text"><text:s text:c="4"/>&lt;example source="d4.079.16"&gt;</text:p>
              <text:p text:style-name="Preformatted_20_Text"><text:s text:c="6"/>&lt;form lang=”zxx-Latn”&gt;Kbwa ti ktwan nurke o abatke.&lt;/form&gt;</text:p>
              <text:p text:style-name="Preformatted_20_Text"><text:s text:c="6"/>&lt;translation&gt;&lt;form lang="en"&gt;</text:p>
              <text:p text:style-name="Preformatted_20_Text"><text:s text:c="8"/>I'm going to plant coconut trees in the grove.</text:p>
              <text:p text:style-name="Preformatted_20_Text"><text:s text:c="6"/>&lt;/form&gt;&lt;/translation&gt;</text:p>
              <text:p text:style-name="Preformatted_20_Text"><text:s text:c="6"/>&lt;translation&gt;&lt;form lang="id"&gt;</text:p>
              <text:p text:style-name="Preformatted_20_Text"><text:s text:c="8"/>Saya pergi tanam kelapa di dusun.</text:p>
              <text:p text:style-name="Preformatted_20_Text"><text:s text:c="6"/>&lt;/form&gt;&lt;/translation&gt;</text:p>
              <text:p text:style-name="Preformatted_20_Text"><text:s text:c="4"/>&lt;/example&gt;</text:p>
              <text:p text:style-name="Preformatted_20_Text"><text:s text:c="4"/>&lt;note type=”encyclopedic"&gt;</text:p>
              <text:p text:style-name="Preformatted_20_Text"><text:s text:c="6"/>&lt;form lang="en"&gt;</text:p>
              <text:p text:style-name="Preformatted_20_Text"><text:s text:c="8"/>This is &lt;span class="underline"&gt;not&lt;/span&gt; limited to coconut groves but is used for mangoes, etc.</text:p>
              <text:p text:style-name="Preformatted_20_Text"><text:s text:c="6"/>&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There are at least three ways of storing subentry relationships between a main entry and its subentry:</text:p>
      <text:list text:style-name="L5">
        <text:list-item>
          <text:p text:style-name="P11">Store the subentry in the entry as a sub-element.</text:p>
        </text:list-item>
        <text:list-item>
          <text:p text:style-name="P11">Store a marker in the subentry referring back to the main entry under which this subentry occurs</text:p>
        </text:list-item>
        <text:list-item>
          <text:p text:style-name="P11">Store a marker in the main entry to the subentry at the point you want it output.</text:p>
        </text:list-item>
      </text:list>
      <text:p text:style-name="Standard">Of these, the approach taken in LIFT is to use the third. This is because it gives greatest control over the position and order of subentries.</text:p>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5">brush</text:span> <text:span text:style-name="T1">n.</text:span> bristly instrument used for cleaning, arranging, or applying a liquid to something</text:p>
              <text:p text:style-name="P12"><text:span text:style-name="T5">hairbrush</text:span> <text:span text:style-name="T1">n.</text:span> kind of brush typically with stiff one inch long bristles loosely spaced arranged perpendicularly to the handle for rearranging hair.</text:p>
              <text:p text:style-name="P12"><text:span text:style-name="T5">paintbrush</text:span> <text:span text:style-name="T1">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lt;form lang=”en”&gt;brush&lt;/form&gt;&lt;/lexical-unit&gt;</text:p>
              <text:p text:style-name="Preformatted_20_Text"><text:s text:c="2"/>&lt;sense id="brush_"&gt;</text:p>
              <text:p text:style-name="Preformatted_20_Text"><text:s text:c="4"/>&lt;grammatical-info value="n"/&gt;</text:p>
              <text:p text:style-name="Preformatted_20_Text"><text:s text:c="4"/>&lt;gloss&gt;&lt;form lang="en"&gt;bristly instrument&lt;/form&gt;&lt;/gloss&gt;</text:p>
              <text:p text:style-name="Preformatted_20_Text"><text:s text:c="4"/>&lt;definition&gt;&lt;form lang="en"&gt;</text:p>
              <text:p text:style-name="Preformatted_20_Text"><text:s text:c="6"/>bristly instrument used for cleaning, arranging or applying a liquid to something</text:p>
              <text:p text:style-name="Preformatted_20_Text"><text:s text:c="4"/>&lt;/form&gt;&lt;/definition&gt;</text:p>
              <text:p text:style-name="Preformatted_20_Text"><text:s text:c="4"/>&lt;subentry ref="hairbrush"/&gt;</text:p>
              <text:p text:style-name="Preformatted_20_Text"><text:s text:c="4"/>&lt;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lt;form lang=”en”&gt;hairbrush&lt;/form&gt;&lt;/lexical-unit&gt;</text:p>
              <text:p text:style-name="Preformatted_20_Text"><text:s text:c="2"/>&lt;sense id="hairbrush_"&gt;</text:p>
              <text:p text:style-name="Preformatted_20_Text"><text:s text:c="4"/>&lt;grammatical-info value="n"/&gt;</text:p>
              <text:p text:style-name="Preformatted_20_Text"><text:s text:c="4"/>&lt;definition&gt;&lt;form lang="en"&gt;</text:p>
              <text:p text:style-name="Preformatted_20_Text"><text:s text:c="6"/>kind of brush typically with stiff one inch long bristles loosely spaced arranged perpendicularly to the handle for rearranging hair</text:p>
              <text:p text:style-name="Preformatted_20_Text"><text:s text:c="4"/>&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lt;form lang=”en”&gt;paintbrush&lt;/form&gt;&lt;/lexical-unit&gt;</text:p>
              <text:p text:style-name="Preformatted_20_Text"><text:s text:c="2"/>&lt;sense id="paintbrush_"&gt;</text:p>
              <text:p text:style-name="Preformatted_20_Text"><text:s text:c="4"/>&lt;grammatical-info value="n"/&gt;</text:p>
              <text:p text:style-name="Preformatted_20_Text"><text:s text:c="4"/>&lt;definition&gt;&lt;form lang="en"&gt;</text:p>
              <text:p text:style-name="Preformatted_20_Text"><text:s text:c="6"/>kind of brush of varying sizes and varying lengths and textures of bristles arranged as an extension of the handle used to apply paint and similar materials</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13">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5">utan</text:span> <text:span text:style-name="T1">n.</text:span> non-bulbous edible leafy and stalky plant and fungi.</text:p>
            </table:table-cell>
            <table:table-cell table:style-name="Table4.B1" office:value-type="string">
              <text:p text:style-name="Preformatted_20_Text">&lt;entry id="utan"&gt;</text:p>
              <text:p text:style-name="Preformatted_20_Text"><text:s text:c="2"/>&lt;lexical-unit&gt;&lt;form lang=”zxx-Latn”&gt;utan&lt;/form&gt;&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gt;&lt;form lang="en"&gt;veg&lt;/form&gt;&lt;/gloss&gt;</text:p>
              <text:p text:style-name="Preformatted_20_Text"><text:s text:c="4"/>&lt;gloss&gt;&lt;form lang="id"&gt;sayur&lt;/form&gt;&lt;/gloss&gt;</text:p>
              <text:p text:style-name="Preformatted_20_Text"><text:s text:c="4"/>&lt;gloss&gt;&lt;form lang="id"&gt;jamu&lt;/form&gt;&lt;/gloss&gt;</text:p>
              <text:p text:style-name="Preformatted_20_Text"><text:s text:c="4"/>&lt;reversal type=”en”&gt;&lt;form lang="en"&gt;vegetable&lt;/form&gt;&lt;/reversal&gt;</text:p>
              <text:p text:style-name="Preformatted_20_Text"><text:s text:c="4"/>&lt;reversal type=”en”&gt;&lt;form lang="en"&gt;mushroom&lt;/form&gt;&lt;/reversal&gt;</text:p>
              <text:p text:style-name="Preformatted_20_Text"><text:s text:c="4"/>&lt;definition&gt;&lt;form lang="en"&gt;</text:p>
              <text:p text:style-name="Preformatted_20_Text"><text:s text:c="6"/>non-bulbous edible leafy and stalky plant and fungi</text:p>
              <text:p text:style-name="Preformatted_20_Text"><text:s text:c="4"/>&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5">hete</text:span> <text:span text:style-name="T1">vt.</text:span> cut into sections for use. <text:span text:style-name="T1">Gen</text:span>: <text:span text:style-name="T8">lata</text:span> ‘cut’. <text:span text:style-name="T1">Prdm</text:span>: <text:span text:style-name="T8">-k</text:span></text:p>
            </table:table-cell>
            <table:table-cell table:style-name="Table5.B1" office:value-type="string">
              <text:p text:style-name="Preformatted_20_Text">&lt;entry id="hete"&gt;</text:p>
              <text:p text:style-name="Preformatted_20_Text"><text:s text:c="2"/>&lt;lexical-unit&gt;&lt;form lang=”zxx-Latn”&gt;hete&lt;/form&gt;&lt;/lexical-unit&gt;</text:p>
              <text:p text:style-name="Preformatted_20_Text"><text:s text:c="2"/>&lt;sense id="hete_"&gt;</text:p>
              <text:p text:style-name="Preformatted_20_Text"><text:s text:c="4"/>&lt;grammatical-info value=”vt”/&gt;</text:p>
              <text:p text:style-name="Preformatted_20_Text"><text:s text:c="4"/>&lt;gloss&gt;&lt;form lang="en"&gt;cut&lt;/form&gt;&lt;/gloss&gt;</text:p>
              <text:p text:style-name="Preformatted_20_Text"><text:s text:c="4"/>&lt;definition&gt;&lt;form lang="en"&gt;</text:p>
              <text:p text:style-name="Preformatted_20_Text"><text:s text:c="6"/>cut into sectios for use</text:p>
              <text:p text:style-name="Preformatted_20_Text"><text:s text:c="4"/>&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zxx-Latn”&gt;hetek&lt;/form&gt; <text:span text:style-name="comment">&lt;!--give the full lexeme here--&gt;</text:span></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5">ahul</text:span> <text:span text:style-name="T1">n.</text:span> lime slaked from burning seashells and used as an ingredient in chewing betelnut. <text:span text:style-name="T1">SynD</text:span>: <text:span text:style-name="T8">ahul</text:span> ‘Lisela, Rana dialects’. <text:span text:style-name="T1">Etym</text:span>: <text:span text:style-name="T8">*apuR</text:span> ‘lime, chalk’.</text:p>
            </table:table-cell>
            <table:table-cell table:style-name="Table6.B1" office:value-type="string">
              <text:p text:style-name="Preformatted_20_Text">&lt;entry id="apu"&gt;</text:p>
              <text:p text:style-name="Preformatted_20_Text"><text:s text:c="2"/>&lt;lexical-unit&gt;&lt;form lang=”zxx-Latn”&gt;apu&lt;/form&gt;&lt;/lexical-unit&gt;</text:p>
              <text:p text:style-name="Preformatted_20_Text"><text:s text:c="2"/>&lt;sense id="apu_"&gt;</text:p>
              <text:p text:style-name="Preformatted_20_Text"><text:s text:c="4"/>&lt;grammatical-info value="n"/&gt;</text:p>
              <text:p text:style-name="Preformatted_20_Text"><text:s text:c="4"/>&lt;gloss&gt;&lt;form lang="en"&gt;lime&lt;/form&gt;&lt;/gloss&gt;</text:p>
              <text:p text:style-name="Preformatted_20_Text"><text:s text:c="4"/>&lt;reversal&gt;&lt;form lang="en"&gt;lime&lt;/form&gt;&lt;/reversal&gt;</text:p>
              <text:p text:style-name="Preformatted_20_Text"><text:s text:c="4"/>&lt;definition&gt;&lt;form lang="en"&gt;</text:p>
              <text:p text:style-name="Preformatted_20_Text"><text:s text:c="6"/>lime slaked from burning seashells and used as an ingredient in chewing betelnut</text:p>
              <text:p text:style-name="Preformatted_20_Text"><text:s text:c="4"/>&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zxx-Latn”&gt;ahul&lt;/form&gt;</text:p>
              <text:p text:style-name="Preformatted_20_Text"><text:s text:c="4"/>&lt;/variant&gt;</text:p>
              <text:p text:style-name="Preformatted_20_Text"><text:s text:c="4"/>&lt;etymology type="proto"&gt;</text:p>
              <text:p text:style-name="Preformatted_20_Text"><text:s text:c="6"/>&lt;form lang="x-proto-ind"&gt;apuR&lt;/form&gt;</text:p>
              <text:p text:style-name="Preformatted_20_Text"><text:s text:c="6"/>&lt;gloss&gt;&lt;form lang="eng"&gt;lime, chalk&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lt;form lang=”zxx-Latn”&gt;opon&lt;/form&gt;&lt;/lexical-unit&gt;</text:p>
              <text:p text:style-name="Preformatted_20_Text"><text:s text:c="2"/>&lt;sense id="opon_1a" order="1"&gt;</text:p>
              <text:p text:style-name="Preformatted_20_Text"><text:s text:c="4"/>&lt;grammatical-info value="n"/&gt;</text:p>
              <text:p text:style-name="Preformatted_20_Text"><text:s text:c="4"/>&lt;gloss&gt;&lt;form lang="en"&gt;grand kin&lt;/form&gt;&lt;/gloss&gt;</text:p>
              <text:p text:style-name="Preformatted_20_Text"><text:s text:c="4"/>&lt;definition&gt;&lt;form lang="en"&gt;</text:p>
              <text:p text:style-name="Preformatted_20_Text"><text:s text:c="6"/>grandparent, grandchild; reciprocal term of plus or minus two generations</text:p>
              <text:p text:style-name="Preformatted_20_Text"><text:s text:c="4"/>&lt;/form&gt;&lt;/definition&gt;</text:p>
              <text:p text:style-name="Preformatted_20_Text"><text:s text:c="4"/>&lt;sense id="opon_1b"&gt;</text:p>
              <text:p text:style-name="Preformatted_20_Text"><text:s text:c="6"/>&lt;grammatical-info value="n"/&gt;</text:p>
              <text:p text:style-name="Preformatted_20_Text"><text:s text:c="6"/>&lt;gloss&gt;&lt;form lang="en"&gt;ancestor&lt;/form&gt;&lt;/gloss&gt;</text:p>
              <text:p text:style-name="Preformatted_20_Text"><text:s text:c="6"/>&lt;definition&gt;&lt;form lang="en"&gt;ancestor, descendent&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gt;&lt;form lang="en"&gt;master&lt;/form&gt;&lt;/gloss&gt;</text:p>
              <text:p text:style-name="Preformatted_20_Text"><text:s text:c="4"/>&lt;definition&gt;&lt;form lang="en"&gt;master, lord, owner; the one with the say over someone or something&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able:table-row>
            <table:table-cell table:style-name="Table8.A1" office:value-type="string">
              <text:p text:style-name="Preformatted_20_Text">\lx <text:span text:style-name="T12">jɔ̃dẽ̀</text:span></text:p>
              <text:p text:style-name="Preformatted_20_Text">\lxt ยองเด่ง</text:p>
              <text:p text:style-name="Preformatted_20_Text">\dia Ratburi</text:p>
              <text:p text:style-name="Preformatted_20_Text">\a <text:span text:style-name="T12">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2">jɔ̃dẽ̀</text:span>"&gt;</text:p>
              <text:p text:style-name="Preformatted_20_Text"><text:s text:c="2"/>&lt;lexical-unit&gt;</text:p>
              <text:p text:style-name="Preformatted_20_Text"><text:s text:c="4"/>&lt;form lang="zxx-fonipa"&gt;<text:span text:style-name="T12">jɔ̃de</text:span>&lt;/form&gt;</text:p>
              <text:p text:style-name="Preformatted_20_Text"><text:s text:c="4"/>&lt;form lang="zxx-Thai"&gt;ยองเด่ง&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zxx-fonipa"&gt;<text:span text:style-name="T12">jə̀ŋɗɐ̃̀ʲ</text:span>&lt;/form&gt;</text:p>
              <text:p text:style-name="Preformatted_20_Text"><text:s text:c="2"/>&lt;/variant&gt;</text:p>
              <text:p text:style-name="Preformatted_20_Text"><text:s text:c="2"/>&lt;sense id="<text:span text:style-name="T12">jɔ̃dẽ̀</text:span>_" dateCreated="2003-02-21"&gt;</text:p>
              <text:p text:style-name="Preformatted_20_Text"><text:s text:c="4"/>&lt;grammatical-info value="N"/&gt;</text:p>
              <text:p text:style-name="Preformatted_20_Text"><text:s text:c="4"/>&lt;gloss&gt;&lt;form lang="th"&gt;เอว&lt;/form&gt;&lt;/gloss&gt;</text:p>
              <text:p text:style-name="Preformatted_20_Text"><text:s text:c="4"/>&lt;gloss&gt;&lt;form lang="en"&gt;waist&lt;/form&gt;&lt;/gloss&gt;</text:p>
              <text:p text:style-name="Preformatted_20_Text"><text:s text:c="4"/>&lt;note type="source"&gt;&lt;form lang="en"&gt;</text:p>
              <text:p text:style-name="Preformatted_20_Text"><text:s text:c="6"/>lang1.42.6</text:p>
              <text:p text:style-name="Preformatted_20_Text"><text:s text:c="4"/>&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14">Creation of subentry reference lists</text:p>
        </text:list-item>
        <text:list-item>
          <text:p text:style-name="P14">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T13">include</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parent-style-name="Page_20_Number">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parent-style-name="Page_20_Number">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T2">Page </text:span><text:span text:style-name="T2"><text:page-number text:select-page="current"/></text:span><text:span text:style-name="T2"> of </text:span><text:span text:style-name="T2"><text:page-count style:num-format="1">31</text:page-count></text:span><text:span text:style-name="T2"><text:tab/></text:span><text:span text:style-name="T3">DRAFT</text:span></text:p>
        <text:p text:style-name="P2"><text:span text:style-name="T4"><text:initial-creator>Martin Hosken</text:initial-creator></text:span><text:span text:style-name="T4"> <text:s text:c="2"/></text:span><text:span text:style-name="T5"><text:print-date style:data-style-name="N106">August 02, 2006</text:print-date></text:span><text:span text:style-name="T5"> <text:s text:c="2"/>Rev: </text:span><text:span text:style-name="T5"><text:editing-cycles>325</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con Interchange Format</dc:title>
    <dc:subject>A Description</dc:subject>
    <meta:initial-creator>Martin Hosken</meta:initial-creator>
    <meta:creation-date>2006-07-07T09:27:58</meta:creation-date>
    <dc:creator>Martin Hosken</dc:creator>
    <dc:date>2007-03-14T10:00:11</dc:date>
    <meta:printed-by>Martin Hosken</meta:printed-by>
    <meta:print-date>2006-08-02T10:34:15</meta:print-date>
    <dc:language>en-US</dc:language>
    <meta:editing-cycles>325</meta:editing-cycles>
    <meta:editing-duration>P7DT4H46M53S</meta:editing-duration>
    <meta:template xlink:type="simple" xlink:actuate="onRequest" xlink:role="template"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1" meta:paragraph-count="792" meta:word-count="9635" meta:character-count="58265"/>
  </office:meta>
</office:document-meta>
</file>